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22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7.28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4.422cm"/>
    </style:style>
    <style:style style:name="co9" style:family="table-column">
      <style:table-column-properties fo:break-before="auto" style:column-width="2.503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5.877cm"/>
    </style:style>
    <style:style style:name="co12" style:family="table-column">
      <style:table-column-properties fo:break-before="auto" style:column-width="7.853cm"/>
    </style:style>
    <style:style style:name="co13" style:family="table-column">
      <style:table-column-properties fo:break-before="auto" style:column-width="3.503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5.78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6.765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dd4814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  <style:text-properties style:use-window-font-color="true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  <style:text-properties style:font-name="Arial" style:font-name-asian="DejaVu Sans" style:font-name-complex="Lohit Hindi"/>
    </style:style>
    <style:style style:name="ce10" style:family="table-cell" style:parent-style-name="Default">
      <style:table-cell-properties fo:background-color="#ffff00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fo:background-color="#ffff66"/>
      <style:text-properties style:font-name="Arial" style:font-name-asian="DejaVu Sans" style:font-name-complex="Lohit Hindi"/>
    </style:style>
    <style:style style:name="ce12" style:family="table-cell" style:parent-style-name="Default" style:data-style-name="N99">
      <style:table-cell-properties fo:background-color="#00ff00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99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ackground-color="#dd4814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start" fo:margin-left="0cm"/>
    </style:style>
    <style:style style:name="ce16" style:family="table-cell" style:parent-style-name="Default" style:data-style-name="N99">
      <style:table-cell-properties fo:background-color="#00ff00" style:text-align-source="fix" style:repeat-content="false"/>
      <style:paragraph-properties fo:text-align="start" fo:margin-left="0cm"/>
      <style:text-properties style:font-name="Arial" style:font-name-asian="DejaVu Sans" style:font-name-complex="Lohit Hindi"/>
    </style:style>
    <style:style style:name="ce17" style:family="table-cell" style:parent-style-name="Default" style:data-style-name="N99">
      <style:table-cell-properties fo:background-color="#00ff00" style:text-align-source="fix" style:repeat-content="false"/>
      <style:paragraph-properties fo:text-align="start" fo:margin-left="0cm"/>
      <style:text-properties style:use-window-font-color="true"/>
    </style:style>
    <style:style style:name="ce18" style:family="table-cell" style:parent-style-name="Default" style:data-style-name="N99">
      <style:table-cell-properties fo:background-color="#ffff66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00" fo:wrap-option="wrap"/>
    </style:style>
    <style:style style:name="ce23" style:family="table-cell" style:parent-style-name="Default">
      <style:table-cell-properties fo:background-color="#dd4814" fo:wrap-option="wrap"/>
    </style:style>
    <style:style style:name="ce24" style:family="table-cell" style:parent-style-name="Default">
      <style:table-cell-properties fo:background-color="#ffff00" fo:wrap-option="wrap"/>
    </style:style>
    <style:style style:name="ce25" style:family="table-cell" style:parent-style-name="Default">
      <style:table-cell-properties fo:background-color="#ffff00" fo:wrap-option="wrap"/>
      <style:text-properties style:font-name="Arial" style:font-name-asian="DejaVu Sans" style:font-name-complex="Lohit Hindi"/>
    </style:style>
    <style:style style:name="ce26" style:family="table-cell" style:parent-style-name="Default">
      <style:table-cell-properties fo:background-color="#00ff00" fo:wrap-option="wrap"/>
      <style:text-properties style:use-window-font-color="true"/>
    </style:style>
    <style:style style:name="ce27" style:family="table-cell" style:parent-style-name="Default">
      <style:table-cell-properties fo:background-color="#ffff66" fo:wrap-option="wrap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subsys</text:p>
          </table:table-cell>
          <table:table-cell table:style-name="ce1" office:value-type="string" calcext:value-type="string">
            <text:p>lat_release</text:p>
          </table:table-cell>
          <table:table-cell table:style-name="ce8" office:value-type="string" calcext:value-type="string">
            <text:p>decl</text:p>
          </table:table-cell>
          <table:table-cell table:style-name="ce1" office:value-type="string" calcext:value-type="string">
            <text:p>ft_criteria</text:p>
          </table:table-cell>
          <table:table-cell table:style-name="ce1" office:value-type="string" calcext:value-type="string">
            <text:p>cont_ft</text:p>
          </table:table-cell>
          <table:table-cell table:style-name="ce1" office:value-type="string" calcext:value-type="string">
            <text:p>cont_ft_kind</text:p>
          </table:table-cell>
          <table:table-cell table:style-name="ce1" office:value-type="string" calcext:value-type="string">
            <text:p>cont_ft_kind_crit</text:p>
          </table:table-cell>
          <table:table-cell table:style-name="ce1" office:value-type="string" calcext:value-type="string">
            <text:p>ft_kind</text:p>
          </table:table-cell>
          <table:table-cell table:style-name="ce1" office:value-type="string" calcext:value-type="string">
            <text:p>ft_type</text:p>
          </table:table-cell>
          <table:table-cell table:style-name="ce13" office:value-type="string" calcext:value-type="string">
            <text:p>declares_platform_drv</text:p>
          </table:table-cell>
          <table:table-cell table:style-name="ce21" office:value-type="string" calcext:value-type="string">
            <text:p>not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8139TOO_8129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realtek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8139TOO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8139TOO criteria, see drivers/net/ethernet/realtek/8139too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ACPI_DOCK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5</text:p>
          </table:table-cell>
          <table:table-cell table:style-name="ce2" office:value-type="string" calcext:value-type="string">
            <text:p>drivers/acpi/Kconfig</text:p>
          </table:table-cell>
          <table:table-cell table:style-name="ce2" office:value-type="string" calcext:value-type="string">
            <text:p>S_S4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acpi/dock.c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 calcext:value-type="string">
            <text:p>ACPI_PROCFS_POWE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acpi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ACPI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he acpi-y list is an unconditional list inside drivers/acpi/Makefile. However, since ACPI guards the compilation of the files inside driver/acpi (look at driver/Makefile), we take such a feature to define the acpi list. Thus, criteria C1 applies.</text:p>
            <text:p/>
            <text:p>For ACPI criteria, see drivers/acpi/scan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AD2S1210_GPIO_INPUT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0</text:p>
          </table:table-cell>
          <table:table-cell table:style-name="ce2" office:value-type="string" calcext:value-type="string">
            <text:p>drivers/staging/iio/resolver/Kconfig</text:p>
          </table:table-cell>
          <table:table-cell table:style-name="ce2" office:value-type="string" calcext:value-type="string">
            <text:p>NM_C4</text:p>
          </table:table-cell>
          <table:table-cell table:style-name="ce9" office:value-type="string" calcext:value-type="string">
            <text:p>AD2S121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AD2S1210 criteria, see drivers/staging/iio/resolver/ad2s1210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AR600x_DEBUG_UART_TX_PIN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1</text:p>
          </table:table-cell>
          <table:table-cell table:style-name="ce2" office:value-type="string" calcext:value-type="string">
            <text:p>drivers/staging/ath6kl/Kconfig</text:p>
          </table:table-cell>
          <table:table-cell table:style-name="ce2" office:value-type="string" calcext:value-type="string">
            <text:p>VL_C2</text:p>
          </table:table-cell>
          <table:table-cell table:style-name="ce2" office:value-type="string" calcext:value-type="string">
            <text:p>CONFIG_ATH6K_LEGACY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3</text:p>
          </table:table-cell>
          <table:table-cell table:style-name="ce2" office:value-type="string" calcext:value-type="string">
            <text:p>SDEV_PAR</text:p>
          </table:table-cell>
          <table:table-cell table:style-name="ce2" office:value-type="string" calcext:value-type="string">
            <text:p>i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<text:s/>AR600x_DEBUG_UART_TX_PIN criteria, see drivers/staging/ath6kl/os/linux/ar6000_drv.c and drivers/staging/ath6kl/os/linux/ar6000_drv.h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AR600x_SD32_XXX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1</text:p>
          </table:table-cell>
          <table:table-cell table:style-name="ce2" office:value-type="string" calcext:value-type="string">
            <text:p>drivers/staging/ath6kl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CONFIG_ATH6K_LEGACY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3</text:p>
          </table:table-cell>
          <table:table-cell table:style-name="ce2" office:value-type="string" calcext:value-type="string">
            <text:p>SDEV_PAR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<text:s/>AR600x_DEBUG_UART_TX_PIN criteria, see drivers/staging/ath6kl/os/linux/ar6000_drv.c and drivers/staging/ath6kl/os/linux/ar6000_drv.h</text:p>
          </table:table-cell>
          <table:table-cell table:style-name="ce2" table:number-columns-repeated="1012"/>
        </table:table-row>
        <table:table-row table:style-name="ro4">
          <table:table-cell table:style-name="ce2" office:value-type="string" calcext:value-type="string">
            <text:p>ARCH_NEEDS_CPU_IDLE_COUPLED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cpuidle/Kconfig</text:p>
          </table:table-cell>
          <table:table-cell table:style-name="ce2" office:value-type="string" calcext:value-type="string">
            <text:p>S_S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he code provided by ARCH_NEEDS_CPU_IDLE_COUPLED is used by concrete drivers, such as ./arch/arm/mach-omap2/cpuidle44xx.c and</text:p>
            <text:p>./arch/arm/mach-tegra/cpuidle-tegra20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ASYNC_TX_DMA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dma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DMA_ENGINE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2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DMAENGINE, see drivers/dma/dmaengine.c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2" office:value-type="string" calcext:value-type="string">
            <text:p>ATM_ENI_BURST_TX_2W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atm/Kconfig</text:p>
          </table:table-cell>
          <table:table-cell table:style-name="ce9" office:value-type="string" calcext:value-type="string">
            <text:p>NM_C2</text:p>
          </table:table-cell>
          <table:table-cell table:style-name="ce2" office:value-type="string" calcext:value-type="string">
            <text:p>ATM_EN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ATM_ENI criteria, see file drivers/atm/eni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ATM_IDT77252_DEBUG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atm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ATM_IDT7725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ATM_IDT77252 criteria, see drivers/atm/idt77252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B44_PC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broadcom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B44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B44 criteria, see </text:p>
            <text:p>drivers/net/ethernet/broadcom/b44.c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CMA_BLOCKIO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bcma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BCMA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BCMA criteria, see drivers/bcma/main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BFIN_SIR0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irda/Kconfig</text:p>
          </table:table-cell>
          <table:table-cell table:style-name="ce9" office:value-type="string" calcext:value-type="string">
            <text:p>NM_C3</text:p>
          </table:table-cell>
          <table:table-cell table:style-name="ce2" office:value-type="string" calcext:value-type="string">
            <text:p>BFIN_SIR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BFIN_SIR criteria, see file drivers/net/irda/bfin_sir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LK_DEV_HT6560B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4</text:p>
          </table:table-cell>
          <table:table-cell table:style-name="ce2" office:value-type="string" calcext:value-type="string">
            <text:p>drivers/ide/Kconfig</text:p>
          </table:table-cell>
          <table:table-cell table:style-name="ce2" office:value-type="string" calcext:value-type="string">
            <text:p>MD_C2</text:p>
          </table:table-cell>
          <table:table-cell table:style-name="ce2" office:value-type="string" calcext:value-type="string">
            <text:p>BLK_DEV_IDE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9" office:value-type="string" calcext:value-type="string">
            <text:p>INFR_CA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BLK_DEV_IDE criteria, see drivers/ide/ide.c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BLK_DEV_IDEDOUBLE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9</text:p>
          </table:table-cell>
          <table:table-cell table:style-name="ce2" office:value-type="string" calcext:value-type="string">
            <text:p>drivers/ide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BLK_DEV_GAYL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OTHER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BLK_DEV_IDEDOUBLER criteria, see drivers/ide/gayle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BLK_DEV_IDEPN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4</text:p>
          </table:table-cell>
          <table:table-cell table:style-name="ce2" office:value-type="string" calcext:value-type="string">
            <text:p>drivers/ide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ide/ide-pnp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BLK_DEV_MPC8xx_IDE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2.6.26</text:p>
          </table:table-cell>
          <table:table-cell table:style-name="ce2" office:value-type="string" calcext:value-type="string">
            <text:p>drivers/ide/Kconfig</text:p>
          </table:table-cell>
          <table:table-cell table:style-name="ce2" office:value-type="string" calcext:value-type="string">
            <text:p>S_S8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ide/ppc/mpc8xx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BRCMFMAC_USB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/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net/wireless/brcm80211/brcmfmac/usb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AN_BFIN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can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9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net/can/bfin_can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OMEDI_AMPLC_PC236_IS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5</text:p>
          </table:table-cell>
          <table:table-cell table:style-name="ce2" office:value-type="string" calcext:value-type="string">
            <text:p>drivers/staging/comedi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COMEDI_AMPLC_PC236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AMPLC_PC236 criteria, see drivers/staging/comedi/drivers/amplc_pc236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OMEDI_DAS08_PC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6</text:p>
          </table:table-cell>
          <table:table-cell table:style-name="ce2" office:value-type="string" calcext:value-type="string">
            <text:p>drivers/staging/comedi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COMEDI_DAS08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COMEDI_DAS08 criteria, see drivers/staging/comedi/drivers/das08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COMEDI_DEBUG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taging/comed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COMEDI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4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COMEDI, see drivers/staging/comedi/comedidev.h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PU_FREQ_DEBUG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2.6.39</text:p>
          </table:table-cell>
          <table:table-cell table:style-name="ce2" office:value-type="string" calcext:value-type="string">
            <text:p>drivers/cpufreq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CPU_FREQ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6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CPU_FREQ criteria, see drivers/cpufreq/cpufreq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PU_IDLE_MULTIPLE_DRIVER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cpuidle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CPU_IDL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3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table:style-name="ce4" office:value-type="string" calcext:value-type="string">
            <text:p>DEVTMPFS</text:p>
          </table:table-cell>
          <table:table-cell table:style-name="ce4" office:value-type="string" calcext:value-type="string">
            <text:p>core + (core &amp; driver)</text:p>
          </table:table-cell>
          <table:table-cell table:style-name="ce4" office:value-type="string" calcext:value-type="string">
            <text:p>v3.9</text:p>
          </table:table-cell>
          <table:table-cell table:style-name="ce4" office:value-type="string" calcext:value-type="string">
            <text:p>drivers/base/Kconfig</text:p>
          </table:table-cell>
          <table:table-cell table:style-name="ce4" office:value-type="string" calcext:value-type="string">
            <text:p>I_OTHER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4" office:value-type="string" calcext:value-type="string">
            <text:p>INFR_SUP</text:p>
          </table:table-cell>
          <table:table-cell table:style-name="ce4" office:value-type="string" calcext:value-type="string">
            <text:p>bool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Helper infra</text:p>
          </table:table-cell>
          <table:table-cell table:style-name="ce4" table:number-columns-repeated="1012"/>
        </table:table-row>
        <table:table-row table:style-name="ro1">
          <table:table-cell table:style-name="ce5" office:value-type="string" calcext:value-type="string">
            <text:p>DM_DEBUG_BLOCK_STACK_TRACING</text:p>
          </table:table-cell>
          <table:table-cell table:style-name="ce5" office:value-type="string" calcext:value-type="string">
            <text:p>only driver</text:p>
          </table:table-cell>
          <table:table-cell table:style-name="ce5" office:value-type="string" calcext:value-type="string">
            <text:p>v3.9</text:p>
          </table:table-cell>
          <table:table-cell table:style-name="ce5" office:value-type="string" calcext:value-type="string">
            <text:p>drivers/md/Kconfig</text:p>
          </table:table-cell>
          <table:table-cell table:style-name="ce10" office:value-type="string" calcext:value-type="string">
            <text:p>NM_C2</text:p>
          </table:table-cell>
          <table:table-cell table:style-name="ce5" office:value-type="string" calcext:value-type="string">
            <text:p>DM_PERSISTENT_DATA</text:p>
          </table:table-cell>
          <table:table-cell table:style-name="ce5" office:value-type="string" calcext:value-type="string">
            <text:p>SDEV_CAP</text:p>
          </table:table-cell>
          <table:table-cell table:style-name="ce5" office:value-type="string" calcext:value-type="string">
            <text:p>S_OTHER</text:p>
          </table:table-cell>
          <table:table-cell table:style-name="ce5" office:value-type="string" calcext:value-type="string">
            <text:p>SDEV_CAP</text:p>
          </table:table-cell>
          <table:table-cell table:style-name="ce5" office:value-type="string" calcext:value-type="string">
            <text:p>bool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4"/>
          <table:table-cell table:style-name="ce2" table:number-columns-repeated="1012"/>
        </table:table-row>
        <table:table-row table:style-name="ro5">
          <table:table-cell table:style-name="ce5" office:value-type="string" calcext:value-type="string">
            <text:p>DVB_B2C2_FLEXCOP_DEBUG</text:p>
          </table:table-cell>
          <table:table-cell table:style-name="ce5" office:value-type="string" calcext:value-type="string">
            <text:p>only driver</text:p>
          </table:table-cell>
          <table:table-cell table:style-name="ce5" office:value-type="string" calcext:value-type="string">
            <text:p>v3.9</text:p>
          </table:table-cell>
          <table:table-cell table:style-name="ce5" office:value-type="string" calcext:value-type="string">
            <text:p>drivers/media/common/b2c2/Kconfig</text:p>
          </table:table-cell>
          <table:table-cell table:style-name="ce5" office:value-type="string" calcext:value-type="string">
            <text:p>NM_OTHER</text:p>
          </table:table-cell>
          <table:table-cell table:style-name="ce5" office:value-type="string" calcext:value-type="string">
            <text:p>DVB_B2C2_FLEXCOP</text:p>
          </table:table-cell>
          <table:table-cell table:style-name="ce5" office:value-type="string" calcext:value-type="string">
            <text:p>SDEV_SUP</text:p>
          </table:table-cell>
          <table:table-cell table:style-name="ce5" office:value-type="string" calcext:value-type="string">
            <text:p>S_S3</text:p>
          </table:table-cell>
          <table:table-cell table:style-name="ce5" office:value-type="string" calcext:value-type="string">
            <text:p>SDEV_CAP</text:p>
          </table:table-cell>
          <table:table-cell table:style-name="ce5" office:value-type="string" calcext:value-type="string">
            <text:p>bool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The container feature of DVB_B2C_FLEXCOP_DEBUG would be MEDIA_SUPPORT, but that does not make sense at all. This is an example where our classification clearly fails. In that case, we are marking the criteria to be NM_OTHER.</text:p>
          </table:table-cell>
          <table:table-cell table:style-name="ce5" table:number-columns-repeated="1012"/>
        </table:table-row>
        <table:table-row table:style-name="ro2">
          <table:table-cell table:style-name="ce2" office:value-type="string" calcext:value-type="string">
            <text:p>EISA_VLB_PRIMING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eisa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EISA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EISA criteria, see file </text:p>
            <text:p>drivers/eisa/eisa-bus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B_ATMEL_STN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9" office:value-type="string" calcext:value-type="string">
            <text:p>NM_C3</text:p>
          </table:table-cell>
          <table:table-cell table:style-name="ce2" office:value-type="string" calcext:value-type="string">
            <text:p>FB_ATME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FB_ATMEL criteria, see drivers/video/atmel_lcdfb.c </text:p>
          </table:table-cell>
          <table:table-cell table:style-name="ce2" table:number-columns-repeated="1011"/>
          <table:table-cell/>
        </table:table-row>
        <table:table-row table:style-name="ro2">
          <table:table-cell table:style-name="ce2" office:value-type="string" calcext:value-type="string">
            <text:p>FB_ATY128_BACKLIGH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FB_ATY128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FB_ATY128 criteria, see file drivers/video/aty/aty128fb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B_DEFERRED_IO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2" office:value-type="string" calcext:value-type="string">
            <text:p>MD_C2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S_OTHER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escription of CONFIG_FB in drivers/video/Kconfig.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B_INTEL_I2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FB_INTE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FB_INTEL criteria, see drivers/video/intelfb/intelfbdrv.c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FB_MATROX_MYSTIQU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FB_MATROX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ile drivers/video/matrox/matroxfb_base.c instantiates a bus-specific structure, in addition to also calling MODULE_DEVICE_TABLE.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B_MODE_HELPER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S_OTHER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escription of CONFIG_FB in drivers/video/Kconfig.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FB_OMAP2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omap2/omapfb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video/omap2/omapfb/omapfb-main.c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 calcext:value-type="string">
            <text:p>FB_OMAP2_FORCE_AUTO_UPDAT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3</text:p>
          </table:table-cell>
          <table:table-cell table:style-name="ce2" office:value-type="string" calcext:value-type="string">
            <text:p>drivers/video/omap2/omapfb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FB_OMAP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FB_OMAP2 criteria, see drivers/video/omap2/omapfb/omapfb-main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FIXED_PHY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phy/Kconfig</text:p>
          </table:table-cell>
          <table:table-cell table:style-name="ce2" office:value-type="string" calcext:value-type="string">
            <text:p>MD_C2</text:p>
          </table:table-cell>
          <table:table-cell table:style-name="ce2" office:value-type="string" calcext:value-type="string">
            <text:p>PHYLIB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Virtual bus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FORCEDETH_NAP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4</text:p>
          </table:table-cell>
          <table:table-cell table:style-name="ce2" office:value-type="string" calcext:value-type="string">
            <text:p>drivers/ne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FORCEDETH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<text:s/>FORCEDETHcriteria, see drivers/net/forcedeth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FS_ENET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2.6.25</text:p>
          </table:table-cell>
          <table:table-cell table:style-name="ce2" office:value-type="string" calcext:value-type="string">
            <text:p>drivers/net/fs_enet/Kconfig</text:p>
          </table:table-cell>
          <table:table-cell table:style-name="ce2" office:value-type="string" calcext:value-type="string">
            <text:p>S_S1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net/fs_enet/fs_enet-main.c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 calcext:value-type="string">
            <text:p>GIC_NON_BANKED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rqchip/Kconfig</text:p>
          </table:table-cell>
          <table:table-cell table:style-name="ce9" office:value-type="string" calcext:value-type="string">
            <text:p>NM_C2</text:p>
          </table:table-cell>
          <table:table-cell table:style-name="ce2" office:value-type="string" calcext:value-type="string">
            <text:p>ARM_GI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5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Interrupt architecture for the GIC (Generic Interrupt Controller), an specification for ARM CPUs (see <text:a xlink:href="http://infocenter.arm.com/help/topic/com.arm.doc.ddi0407g/DDI0407G_cortex_a9_mpcore_r3p0_trm.pdf" xlink:type="simple">http://infocenter.arm.com/help/topic/com.arm.doc.ddi0407g/DDI0407G_cortex_a9_mpcore_r3p0_trm.pdf</text:a>). Since drivers/irqchip/irq-gic.c contains three IRQCHIP_DECLARE call at the end of the file,</text:p>
            <text:p>S11 is the applied kind_crit:</text:p>
            <text:p/>
            <text:p>IRQCHIP_DECLARE(cortex_a15_gic, "arm,cortex-a15-gic", gic_of_init);</text:p>
            <text:p>IRQCHIP_DECLARE(cortex_a9_gic, "arm,cortex-a9-gic", gic_of_init);</text:p>
            <text:p>IRQCHIP_DECLARE(msm_8660_qgic, "qcom,msm-8660-qgic", gic_of_init);</text:p>
            <text:p>IRQCHIP_DECLARE(msm_qgic2, "qcom,msm-qgic2", gic_of_init);</text:p>
            <text:p/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GPIO_MCP23S08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gpio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gpio/gpio-mcp23s08.c</text:p>
          </table:table-cell>
          <table:table-cell table:style-name="ce2" table:number-columns-repeated="1011"/>
          <table:table-cell/>
        </table:table-row>
        <table:table-row table:style-name="ro2">
          <table:table-cell table:style-name="ce2" office:value-type="string" calcext:value-type="string">
            <text:p>GPIO_SH_PF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inctrl/sh-pfc/Kconfig</text:p>
          </table:table-cell>
          <table:table-cell table:style-name="ce2" office:value-type="string" calcext:value-type="string">
            <text:p>MD_C3</text:p>
          </table:table-cell>
          <table:table-cell table:style-name="ce2" office:value-type="string" calcext:value-type="string">
            <text:p>SUPERH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UPERH criteria, see drivers/pinctrl/sh-pfc/cor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HDL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wan/Kconfig</text:p>
          </table:table-cell>
          <table:table-cell table:style-name="ce2" office:value-type="string" calcext:value-type="string">
            <text:p>S_S7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net/wan/hdlc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HERMES_PRISM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wireless/orinoco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HERMES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3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ID_PICOLCD_LCD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hid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HID_PICOLCD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HID_PICOLCD criteria, see drivers/hid/hid-picolcd_core.c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HISAX_AVM_A1_PCMCI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sdn/hisax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ISDN_DRV_HISAX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ile drivers/isdn/hisax/config.c contains the module device table for the device driver controlled by ISDN_DRV_HISAX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HISAX_BKM_A4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sdn/hisax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ISDN_DRV_HISAX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ile drivers/isdn/hisax/config.c contains the card configuration for the device driver controlled by ISDN_DRV_HISAX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HISAX_NICCY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sdn/hisax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ISDN_DRV_HISAX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ile drivers/isdn/hisax/config.c contains the module device table for the device driver controlled by ISDN_DRV_HISAX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HOTPLUG_PCI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ci/hotplug/Kconfig</text:p>
          </table:table-cell>
          <table:table-cell table:style-name="ce2" office:value-type="string" calcext:value-type="string">
            <text:p>S_S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PCI Hotplug core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IBM_EMAC_MAL_COMMON_ER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ibm/emac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IBM_EMA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<text:s/>IBM_EMAC criteria, see drivers/net/ethernet/ibm/emac/mal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BM_EMAC_ZMI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ibm/emac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net/ethernet/ibm/emac/zmi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BM_NEW_EMAC_MAL_COMMON_ER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1</text:p>
          </table:table-cell>
          <table:table-cell table:style-name="ce2" office:value-type="string" calcext:value-type="string">
            <text:p>drivers/net/ibm_newemac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IBM_NEW_EMA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IBM_NEW_EMAC criteria, see drivers/net/ibm_newemac/mal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IBM_NEW_EMAC_ZMI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1</text:p>
          </table:table-cell>
          <table:table-cell table:style-name="ce2" office:value-type="string" calcext:value-type="string">
            <text:p>drivers/net/ibm_newemac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See drivers/net/ibm_newemac/zmii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IBMMCA_SCSI_DEV_RESE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4</text:p>
          </table:table-cell>
          <table:table-cell table:style-name="ce2" office:value-type="string" calcext:value-type="string">
            <text:p>drivers/scs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CSI_IBMMC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CSI_IBMMCA, see drivers/scsi/ibmmca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GB_PT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7</text:p>
          </table:table-cell>
          <table:table-cell table:style-name="ce2" office:value-type="string" calcext:value-type="string">
            <text:p>drivers/net/ethernet/intel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IGB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IGP criteria, see drivers/net/ethernet/intel/igb/igb_main.c</text:p>
          </table:table-cell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INFINIBAND_IPOIB_DEBUG</text:p>
          </table:table-cell>
          <table:table-cell table:style-name="ce5" office:value-type="string" calcext:value-type="string">
            <text:p>only driver</text:p>
          </table:table-cell>
          <table:table-cell table:style-name="ce5" office:value-type="string" calcext:value-type="string">
            <text:p>v3.9</text:p>
          </table:table-cell>
          <table:table-cell table:style-name="ce5" office:value-type="string" calcext:value-type="string">
            <text:p>drivers/infiniband/ulp/ipoib/Kconfig</text:p>
          </table:table-cell>
          <table:table-cell table:style-name="ce5" office:value-type="string" calcext:value-type="string">
            <text:p>MD_C1</text:p>
          </table:table-cell>
          <table:table-cell table:style-name="ce5" office:value-type="string" calcext:value-type="string">
            <text:p>INFINIBAND_IPOIB</text:p>
          </table:table-cell>
          <table:table-cell table:style-name="ce5" office:value-type="string" calcext:value-type="string">
            <text:p>SDEV_SUP</text:p>
          </table:table-cell>
          <table:table-cell table:style-name="ce5" office:value-type="string" calcext:value-type="string">
            <text:p>S_OTHER</text:p>
          </table:table-cell>
          <table:table-cell table:style-name="ce5" office:value-type="string" calcext:value-type="string">
            <text:p>SDEV_CAP</text:p>
          </table:table-cell>
          <table:table-cell table:style-name="ce5" office:value-type="string" calcext:value-type="string">
            <text:p>bool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INFINIBAND_IPOIB is a network protoco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NPUT_M68K_BEEP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misc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9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input/misc/m68kspkr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IPW2200_QO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wireless/ipw2x00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IPW220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IPW2200 criteria, see file drivers/net/wireless/ipw2x00/ipw2200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SDN_DIVERSION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sdn/i4l/Kconfig</text:p>
          </table:table-cell>
          <table:table-cell table:style-name="ce2" office:value-type="string" calcext:value-type="string">
            <text:p>MD_OTHER</text:p>
          </table:table-cell>
          <table:table-cell table:style-name="ce2" office:value-type="string" calcext:value-type="string">
            <text:p>ISDN_I4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OTHER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ISDN is a network protocol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IWL3945_QO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5</text:p>
          </table:table-cell>
          <table:table-cell table:style-name="ce2" office:value-type="string" calcext:value-type="string">
            <text:p>drivers/net/wireless/iwlwif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IWL3945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IWL3965 criteria, see drivers/net/wireless/iwlwifi/iwl3945-base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IWL4965_H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6</text:p>
          </table:table-cell>
          <table:table-cell table:style-name="ce2" office:value-type="string" calcext:value-type="string">
            <text:p>drivers/net/wireless/iwlwif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IWL4965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IWL4965 criteria, see drivers/net/wireless/iwlwifi/iwl4965-bas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IWLAGN_SPECTRUM_MEASUREMEN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9</text:p>
          </table:table-cell>
          <table:table-cell table:style-name="ce2" office:value-type="string" calcext:value-type="string">
            <text:p>drivers/net/wireless/iwlwifi/Kconfig</text:p>
          </table:table-cell>
          <table:table-cell table:style-name="ce2" office:value-type="string" calcext:value-type="string">
            <text:p>MD_OTHER</text:p>
          </table:table-cell>
          <table:table-cell table:style-name="ce2" office:value-type="string" calcext:value-type="string">
            <text:p>IWLAGN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table:number-columns-repeated="1013"/>
        </table:table-row>
        <table:table-row table:style-name="ro1">
          <table:table-cell table:style-name="ce5" office:value-type="string" calcext:value-type="string">
            <text:p>IWLWIFI_LEGACY_DEBUGFS</text:p>
          </table:table-cell>
          <table:table-cell table:style-name="ce5" office:value-type="string" calcext:value-type="string">
            <text:p>only driver</text:p>
          </table:table-cell>
          <table:table-cell table:style-name="ce5" office:value-type="string" calcext:value-type="string">
            <text:p>v3.2</text:p>
          </table:table-cell>
          <table:table-cell table:style-name="ce5" office:value-type="string" calcext:value-type="string">
            <text:p>drivers/net/wireless/iwlegacy/Kconfig</text:p>
          </table:table-cell>
          <table:table-cell table:style-name="ce5" office:value-type="string" calcext:value-type="string">
            <text:p>MD_C3</text:p>
          </table:table-cell>
          <table:table-cell table:style-name="ce5" office:value-type="string" calcext:value-type="string">
            <text:p>IWLWIFI_LEGACY</text:p>
          </table:table-cell>
          <table:table-cell table:style-name="ce5" office:value-type="string" calcext:value-type="string">
            <text:p>SDEV_SUP</text:p>
          </table:table-cell>
          <table:table-cell table:style-name="ce5" office:value-type="string" calcext:value-type="string">
            <text:p>S_S3</text:p>
          </table:table-cell>
          <table:table-cell table:style-name="ce5" office:value-type="string" calcext:value-type="string">
            <text:p>SDEV_SUP</text:p>
          </table:table-cell>
          <table:table-cell table:style-name="ce5" office:value-type="string" calcext:value-type="string">
            <text:p>bool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IWLWIFI_QO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4</text:p>
          </table:table-cell>
          <table:table-cell table:style-name="ce2" office:value-type="string" calcext:value-type="string">
            <text:p>drivers/net/wireless/iwlwifi/Kconfig</text:p>
          </table:table-cell>
          <table:table-cell table:style-name="ce2" office:value-type="string" calcext:value-type="string">
            <text:p>NM_OTHER</text:p>
          </table:table-cell>
          <table:table-cell table:style-name="ce2" office:value-type="string" calcext:value-type="string">
            <text:p>IWLWIF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7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IWLWIFI, see files drivers/net/wireless/iwlwifi/iwl-priv.h and drivers/net/wireless/iwlwifi/iwlwifi.h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IXGBE_HWMON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intel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IXGB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IXGBE criteria, see drivers/net/ethernet/intel/ixgbe/ixgb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JOYSTICK_IFORCE_USB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joystick/iforce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input/joystick/iforce/iforce-usb.c</text:p>
          </table:table-cell>
          <table:table-cell table:style-name="ce2" table:number-columns-repeated="1011"/>
          <table:table-cell/>
        </table:table-row>
        <table:table-row table:style-name="ro8">
          <table:table-cell table:style-name="ce4" office:value-type="string" calcext:value-type="string">
            <text:p>KEYS</text:p>
          </table:table-cell>
          <table:table-cell table:style-name="ce4" office:value-type="string" calcext:value-type="string">
            <text:p>others</text:p>
          </table:table-cell>
          <table:table-cell table:style-name="ce4" office:value-type="string" calcext:value-type="string">
            <text:p>v3.9</text:p>
          </table:table-cell>
          <table:table-cell table:style-name="ce4" office:value-type="string" calcext:value-type="string">
            <text:p>security/keys/Kconfig</text:p>
          </table:table-cell>
          <table:table-cell table:style-name="ce4" office:value-type="string" calcext:value-type="string">
            <text:p>I_OTHER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4" office:value-type="string" calcext:value-type="string">
            <text:p>INFR_SUP</text:p>
          </table:table-cell>
          <table:table-cell table:style-name="ce4" office:value-type="string" calcext:value-type="string">
            <text:p>bool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Helper infra</text:p>
          </table:table-cell>
          <table:table-cell table:style-name="ce2" table:number-columns-repeated="1012"/>
        </table:table-row>
        <table:table-row table:style-name="ro1">
          <table:table-cell table:style-name="ce6" office:value-type="string" calcext:value-type="string">
            <text:p>LEDS_GPIO</text:p>
          </table:table-cell>
          <table:table-cell table:style-name="ce6" office:value-type="string" calcext:value-type="string">
            <text:p>arch + (arch &amp; driver)</text:p>
          </table:table-cell>
          <table:table-cell table:style-name="ce6" office:value-type="string" calcext:value-type="string">
            <text:p>v3.9</text:p>
          </table:table-cell>
          <table:table-cell table:style-name="ce6" office:value-type="string" calcext:value-type="string">
            <text:p>drivers/leds/Kconfig</text:p>
          </table:table-cell>
          <table:table-cell table:style-name="ce6" office:value-type="string" calcext:value-type="string">
            <text:p>S_S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SDEV_SUP</text:p>
          </table:table-cell>
          <table:table-cell table:style-name="ce6" office:value-type="string" calcext:value-type="string">
            <text:p>tristate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ee drivers/leds/leds-gpio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LINE6_USB_IMPULSE_RESPONS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taging/line6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LINE6_USB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LINE6_USB criteria, see drivers/staging/line6/driver.c</text:p>
          </table:table-cell>
          <table:table-cell table:style-name="ce2" table:number-columns-repeated="1011"/>
          <table:table-cell/>
        </table:table-row>
        <table:table-row table:style-name="ro2">
          <table:table-cell table:style-name="ce2" office:value-type="string" calcext:value-type="string">
            <text:p>LIRC_SERIAL_TRANSMITTE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taging/media/lirc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LIRC_SERIA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LIRC_SERIAL criteria, see drivers/staging/media/lirc/lirc_serial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FD_WM8350_CONFIG_MODE_3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5</text:p>
          </table:table-cell>
          <table:table-cell table:style-name="ce2" office:value-type="string" calcext:value-type="string">
            <text:p>drivers/mfd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MFD_WM8994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7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MMC_DAVINC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mc/hos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mmc/host/davinci_mmc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MC_PXA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mc/hos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mmc/host/pxamc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MC_SDH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mc/hos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mmc/host/sh_mobile_sdhi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MMP_DISP_SP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video/mmp/hw/Kconfig</text:p>
          </table:table-cell>
          <table:table-cell table:style-name="ce2" office:value-type="string" calcext:value-type="string">
            <text:p>MD_C2</text:p>
          </table:table-cell>
          <table:table-cell table:style-name="ce9" office:value-type="string" calcext:value-type="string">
            <text:p>MMP_DISP_CONTROLLER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MMP_DISP_CONTROLLER criteria, see drivers/video/mmp/hw/mmp_ctrl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MOUSE_PS2_OLP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mouse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MOUSE_PS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MOUSE_PS2 criteria, see drivers/input/mouse/psmouse-base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MT9V022_PCA9536_SWITCH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9</text:p>
          </table:table-cell>
          <table:table-cell table:style-name="ce2" office:value-type="string" calcext:value-type="string">
            <text:p>drivers/media/video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OC_CAMERA_MT9V02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OC_CAMERA_MT9V022 criteria, see drivers/media/video/mt9v022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TD_NAND_OMAP_PREFETCH_DM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8</text:p>
          </table:table-cell>
          <table:table-cell table:style-name="ce2" office:value-type="string" calcext:value-type="string">
            <text:p>drivers/mtd/nand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MTD_NAND_OMAP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MTD_NAND_OMAP2 criteria, see drivers/mtd/nand/omap2.c</text:p>
          </table:table-cell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MTD_UBI_DEBUG_PARANOID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8</text:p>
          </table:table-cell>
          <table:table-cell table:style-name="ce2" office:value-type="string" calcext:value-type="string">
            <text:p>drivers/mtd/ub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MTD_UBI_DEBUG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I_OTHER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MTD_UBI_FASTMA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td/ubi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MTD_UBI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I_OTHER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table:style-name="ce4" office:value-type="string" calcext:value-type="string">
            <text:p>NE_H8300</text:p>
          </table:table-cell>
          <table:table-cell table:style-name="ce4" office:value-type="string" calcext:value-type="string">
            <text:p>only driver</text:p>
          </table:table-cell>
          <table:table-cell table:style-name="ce4" office:value-type="string" calcext:value-type="string">
            <text:p>v2.6.19</text:p>
          </table:table-cell>
          <table:table-cell table:style-name="ce4" office:value-type="string" calcext:value-type="string">
            <text:p>drivers/net/Kconfig</text:p>
          </table:table-cell>
          <table:table-cell table:style-name="ce4" office:value-type="string" calcext:value-type="string">
            <text:p>S_OTHER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4" office:value-type="string" calcext:value-type="string">
            <text:p>SDEV_SUP</text:p>
          </table:table-cell>
          <table:table-cell table:style-name="ce4" office:value-type="string" calcext:value-type="string">
            <text:p>tristat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4"/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NET_DSA_MV88E6123_61_65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dsa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net/dsa/mv88e6123_61_65.c</text:p>
          </table:table-cell>
          <table:table-cell table:style-name="ce2" table:number-columns-repeated="1012"/>
        </table:table-row>
        <table:table-row table:style-name="ro9">
          <table:table-cell table:style-name="ce2" office:value-type="string" calcext:value-type="string">
            <text:p>NETCONSOLE_DYNAMI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NETCONSOL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OTHER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documentation on netconsole, see <text:a xlink:href="https://wiki.archlinux.org/index.php/Netconsole" xlink:type="simple">https://wiki.archlinux.org/index.php/Netconsole</text:a></text:p>
            <text:p>Netconsole is not a device driver, but rather a soft one.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NOP_USB_XCEIV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2.6.30</text:p>
          </table:table-cell>
          <table:table-cell table:style-name="ce2" office:value-type="string" calcext:value-type="string">
            <text:p>drivers/usb/otg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See drivers/usb/otg/nop-usb-xceiv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NTP_PPS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ps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PPS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NTP criteria, see clients/pps-gpio.c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OF_MDIO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of/Kconfig</text:p>
          </table:table-cell>
          <table:table-cell table:style-name="ce2" office:value-type="string" calcext:value-type="string">
            <text:p>MD_OTHER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3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OF_MDIO declares a set of acessor functions for the <text:s/>OpenFirmware MDIO bus (Ethernet PHY).</text:p>
          </table:table-cell>
          <table:table-cell table:style-name="ce2" table:number-columns-repeated="1012"/>
        </table:table-row>
        <table:table-row table:style-name="ro10">
          <table:table-cell table:style-name="ce2" office:value-type="string" calcext:value-type="string">
            <text:p>OF_MTD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of/Kconfig</text:p>
          </table:table-cell>
          <table:table-cell table:style-name="ce2" office:value-type="string" calcext:value-type="string">
            <text:p>MD_C4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3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OF_MTD depends on: (1) MTD, as given in its depends on clause; (2) on OF, as given by the depends on in the container menu in the Kconfig declaration. The first situation is not useful for analysis, as MTD is in a different directory than OF_MTD. The second, on the other hand, is in the same directory, which we apply our classification rules. OF guards the Makefile in which MTD_OF states its rules; thus, any unconditional rule is controlled by OF, and so is any declared unconditional object list (obj-y, for instance). In this case, criteria MD_C4 applies.</text:p>
            <text:p/>
            <text:p>Useful information for OF:</text:p>
            <text:p><text:a xlink:href="http://tree.celinuxforum.org/CelfPubWiki/ELC2009Presentations?action=AttachFile&amp;do=get&amp;target=glikely-powerpc-porting-guide.pdf" xlink:type="simple">http://tree.celinuxforum.org/CelfPubWiki/ELC2009Presentations?action=AttachFile&amp;do=get&amp;target=glikely-powerpc-porting-guide.pdf</text:a></text:p>
            <text:p><text:a xlink:href="https://ols.fedoraproject.org/OLS/Reprints-2008/likely2-reprint.pdf" xlink:type="simple">https://ols.fedoraproject.org/OLS/Reprints-2008/likely2-reprint.pdf</text:a>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PARPORT_PC_SUPERIO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arpor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PARPORT_P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PARPORT_PC criteria, see drivers/parport/parport_pc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PATA_AT91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ata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ata/pata_at91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PCMCIA_PXA2XX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cmcia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9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pcmcia/pxa2xx_base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PHYCONTROL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14</text:p>
          </table:table-cell>
          <table:table-cell table:style-name="ce2" office:value-type="string" calcext:value-type="string">
            <text:p>drivers/net/phy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PHYLIB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PHYLIB criteria, see drivers/net/phy/mdio_bus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PINMUX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inctrl/Kconfig</text:p>
          </table:table-cell>
          <table:table-cell table:style-name="ce2" office:value-type="string" calcext:value-type="string">
            <text:p>S_S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pinctrl/pinmux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PMAC_MEDIABAY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acintosh/Kconfig</text:p>
          </table:table-cell>
          <table:table-cell table:style-name="ce9" office:value-type="string" calcext:value-type="string">
            <text:p>S_S2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macintosh/mediabay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wm/Kconfig</text:p>
          </table:table-cell>
          <table:table-cell table:style-name="ce2" office:value-type="string" calcext:value-type="string">
            <text:p>S_S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pwm/cor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RT2500PCI_LED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7</text:p>
          </table:table-cell>
          <table:table-cell table:style-name="ce2" office:value-type="string" calcext:value-type="string">
            <text:p>drivers/net/wireless/rt2x00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RT2500PC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RT2500PCI riteria, see ddrivers/net/wireless/rt2x00/rt2500pc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RT61PCI_LED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7</text:p>
          </table:table-cell>
          <table:table-cell table:style-name="ce2" office:value-type="string" calcext:value-type="string">
            <text:p>drivers/net/wireless/rt2x00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RT61PC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RT61PCI criteria, see drivers/net/wireless/rt2x00/rt61pc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RTC_DRV_AT91RM9200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rtc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<text:span text:style-name="T1">drivers/rtc/rtc-at91rm9200.c</text:span>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RTC_DRV_M41T80_WD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rtc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RTC_DRV_M41T8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RTC_DRV_M41T80, see drivers/rtc/rtc-m41t80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CSI_ARCMSR_AE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4</text:p>
          </table:table-cell>
          <table:table-cell table:style-name="ce2" office:value-type="string" calcext:value-type="string">
            <text:p>drivers/scs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CSI_ARCMSR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CSI_ARCMSR criteria, see drivers/scsi/arcmsr/arcmsr_hba.c</text:p>
          </table:table-cell>
          <table:table-cell table:style-name="ce2" table:number-columns-repeated="1012"/>
        </table:table-row>
        <table:table-row table:style-name="ro11">
          <table:table-cell table:style-name="ce2" office:value-type="string" calcext:value-type="string">
            <text:p>SCSI_LPFC_DEBUG_F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cs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CSI_LPF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ote that there exists a file lpfc_debugfs.c, but its compilation is not subject to SCSI_LPFC_DEBUG_FS. However, some functions within that file are. The bus-specific struct instantiation, along with a MODULE_DEVICE_TABLE macro call are in drivers/scsi/lpf/lpfc_init.c.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CSI_MPT2SAS_LOGGING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csi/mpt2sas/Kconfig</text:p>
          </table:table-cell>
          <table:table-cell table:style-name="ce2" office:value-type="string" calcext:value-type="string">
            <text:p>NM_C1</text:p>
          </table:table-cell>
          <table:table-cell table:style-name="ce9" office:value-type="string" calcext:value-type="string">
            <text:p>SCSI_MPT2SAS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CSI_MPT2SAS criteria, see drivers/scsi/mpt2sas/mpt2sas_config.c criteria.</text:p>
          </table:table-cell>
          <table:table-cell table:style-name="ce2" table:number-columns-repeated="1011"/>
          <table:table-cell/>
        </table:table-row>
        <table:table-row table:style-name="ro2">
          <table:table-cell table:style-name="ce2" office:value-type="string" calcext:value-type="string">
            <text:p>SCSI_MPT2SAS_MAX_SG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csi/mpt2sas/Kconfig</text:p>
          </table:table-cell>
          <table:table-cell table:style-name="ce2" office:value-type="string" calcext:value-type="string">
            <text:p>VL_C1</text:p>
          </table:table-cell>
          <table:table-cell table:style-name="ce9" office:value-type="string" calcext:value-type="string">
            <text:p>SCSI_MPT2SAS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PAR</text:p>
          </table:table-cell>
          <table:table-cell table:style-name="ce2" office:value-type="string" calcext:value-type="string">
            <text:p>i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CSI_MPT2SAS criteria, see drivers/scsi/mpt2sas/mpt2sas_config.c criteria.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SCSI_OMIT_FLASHPOIN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5</text:p>
          </table:table-cell>
          <table:table-cell table:style-name="ce2" office:value-type="string" calcext:value-type="string">
            <text:p>drivers/scs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CSI_BUSLOGI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CSI_BUSLOGIC criteria, see drivers/scsi/BusLogic.c</text:p>
          </table:table-cell>
          <table:table-cell table:style-name="ce2" table:number-columns-repeated="1011"/>
          <table:table-cell/>
        </table:table-row>
        <table:table-row table:style-name="ro9">
          <table:table-cell table:style-name="ce2" office:value-type="string" calcext:value-type="string">
            <text:p>SCSI_SAS_HOST_SM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csi/libsas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SCSI_SAS_LIBSAS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4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he file include/scsi/libsas.h declares the struct <text:s/>sas_ha_struct, which describes the SAS LLDD (Low Level Device Driver) to the SAS Layer. See Documentation/scsi/libsas.txt for more details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CSI_SYM53C8XX_MAX_TAG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csi/Kconfig</text:p>
          </table:table-cell>
          <table:table-cell table:style-name="ce2" office:value-type="string" calcext:value-type="string">
            <text:p>VL_C1</text:p>
          </table:table-cell>
          <table:table-cell table:style-name="ce2" office:value-type="string" calcext:value-type="string">
            <text:p>SCSI_SYM53C8XX_2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PAR</text:p>
          </table:table-cell>
          <table:table-cell table:style-name="ce2" office:value-type="string" calcext:value-type="string">
            <text:p>i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<text:s/>SCSI_SYM53C8XX_2 criteria, see drivers/scsi/sym53c8xx_2/sym_glu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DH_BFIN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mc/hos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mmc/host/bfin_sdh.c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 office:value-type="string" calcext:value-type="string">
            <text:p>SERIAL_8250_RM9K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8</text:p>
          </table:table-cell>
          <table:table-cell table:style-name="ce2" office:value-type="string" calcext:value-type="string">
            <text:p>drivers/tty/serial/8250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SERIAL_825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SERIAL_8250 criteria, see drivers/tty/serial/8250/8250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AMBA_PL010_CONSOL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AMBA_PL01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ERIAL_AMBA_PL010 criteria, see <text:s/>drivers/tty/serial/amba-pl010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BFIN_PIO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9" office:value-type="string" calcext:value-type="string">
            <text:p>NM_C2</text:p>
          </table:table-cell>
          <table:table-cell table:style-name="ce2" office:value-type="string" calcext:value-type="string">
            <text:p>SERIAL_BFIN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BFIN criteria, see drivers/tty/serial/bfin_uart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BFIN_UART3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9" office:value-type="string" calcext:value-type="string">
            <text:p>NM_C3</text:p>
          </table:table-cell>
          <table:table-cell table:style-name="ce2" office:value-type="string" calcext:value-type="string">
            <text:p>SERIAL_BFIN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BFIN criteria, see drivers/tty/serial/bfin_uart.c</text:p>
          </table:table-cell>
          <table:table-cell table:style-name="ce5" table:number-columns-repeated="1012"/>
        </table:table-row>
        <table:table-row table:style-name="ro2">
          <table:table-cell table:style-name="ce2" office:value-type="string" calcext:value-type="string">
            <text:p>SERIAL_DZ_CONSOL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DZ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 SERIAL_DZ criteria, see file</text:p>
            <text:p>drivers/tty/serial/dz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KS8695_CONSOL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KS8695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 SERIAL_KS8695 criteria, see </text:p>
            <text:p>drivers/tty/serial/serial_ks8695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MUX_CONSOL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MUX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ERIA_MUX, see file</text:p>
            <text:p>drivers/tty/serial/mux.c</text:p>
          </table:table-cell>
          <table:table-cell table:style-name="ce2" table:number-columns-repeated="1012"/>
        </table:table-row>
        <table:table-row table:style-name="ro2">
          <table:table-cell table:style-name="ce7" office:value-type="string" calcext:value-type="string">
            <text:p>SERIAL_OMAP_CONSOLE</text:p>
          </table:table-cell>
          <table:table-cell table:style-name="ce7" office:value-type="string" calcext:value-type="string">
            <text:p>only driver</text:p>
          </table:table-cell>
          <table:table-cell table:style-name="ce7" office:value-type="string" calcext:value-type="string">
            <text:p>v3.9</text:p>
          </table:table-cell>
          <table:table-cell table:style-name="ce7" office:value-type="string" calcext:value-type="string">
            <text:p>drivers/video/omap2/omapfb/Kconfig</text:p>
          </table:table-cell>
          <table:table-cell table:style-name="ce7" office:value-type="string" calcext:value-type="string">
            <text:p>NM_C1</text:p>
          </table:table-cell>
          <table:table-cell table:style-name="ce11" office:value-type="string" calcext:value-type="string">
            <text:p>SERIAL_CONSOLE</text:p>
          </table:table-cell>
          <table:table-cell table:style-name="ce7" office:value-type="string" calcext:value-type="string">
            <text:p>SDEV_SUP</text:p>
          </table:table-cell>
          <table:table-cell table:style-name="ce7" office:value-type="string" calcext:value-type="string">
            <text:p>S_S2</text:p>
          </table:table-cell>
          <table:table-cell table:style-name="ce7" office:value-type="string" calcext:value-type="string">
            <text:p>SDEV_CAP</text:p>
          </table:table-cell>
          <table:table-cell table:style-name="ce7" office:value-type="string" calcext:value-type="string">
            <text:p>tristat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For SERIAL_CONSOLE criteria, see drivers/tty/serial/omap-serial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PMACZILOG_CONSOLE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PMACZILOG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PMACZILOG, see file drivers/tty/serial/pmac_zilog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PMACZILOG_TTYS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PMACZILOG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PMACZILOG criteria, see file pmac_zilog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ERIAL_SUNSU_CONSOL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ty/seri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ERIAL_SUNSU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SUNSU criteria, see file drivers/tty/serial/sunsu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GI_IOC3_ETH_HW_RX_CSUM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3</text:p>
          </table:table-cell>
          <table:table-cell table:style-name="ce2" office:value-type="string" calcext:value-type="string">
            <text:p>drivers/ne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GI_IOC3_ETH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GI_IOC3_ETH criteria, see drivers/net/ioc3-eth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KGE_DEBUG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marvel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KG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the SKGE criteria, see drivers/net/ethernet/marvell/skge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ND_BF5XX_MMAP_SUPPOR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sound/soc/blackfin/Kconfig</text:p>
          </table:table-cell>
          <table:table-cell table:style-name="ce2" office:value-type="string" calcext:value-type="string">
            <text:p>NM_C1</text:p>
          </table:table-cell>
          <table:table-cell table:style-name="ce9" office:value-type="string" calcext:value-type="string">
            <text:p>SND_BF5XX_AC97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ND_BF5XX_AC97, see file sound/soc/blackfin/bf5xx-ac97-pcm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BF5XX_SOC_AD193X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3</text:p>
          </table:table-cell>
          <table:table-cell table:style-name="ce2" office:value-type="string" calcext:value-type="string">
            <text:p>sound/soc/blackfin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sound/soc/blackfin/bf5xx-ad193x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BF5XX_SOC_AD73311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sound/soc/blackfin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sound/soc/blackfin/bf5xx-ad73311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ES1968_INPU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sound/pc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ND_ES1968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ND_ES1968, see sound/pci/es1968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FM801_TEA575X_BOOL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sound/pci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ND_FM801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ND_FM801, see sound/pci/Kconfig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ND_HDA_HWDE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sound/pci/hda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SND_HDA_INTE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SND_HDA_INTEL criteria, see</text:p>
            <text:p>sound/pci/hda/hda_intel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HDA_POWER_SAVE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6</text:p>
          </table:table-cell>
          <table:table-cell table:style-name="ce2" office:value-type="string" calcext:value-type="string">
            <text:p>sound/pci/hda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ND_HDA_INTEL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ND_HDA_INTEL criteria, see sound/pci/hda/hda_intel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ND_WAVEFRONT_FIRMWARE_IN_KERNEL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9</text:p>
          </table:table-cell>
          <table:table-cell table:style-name="ce2" office:value-type="string" calcext:value-type="string">
            <text:p>sound/isa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ND_WAVEFRONT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ND_WAVEFRONT_FIRMWARE_IN_KERNEL criteria, see sound/isa/wavefront/wavefront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OC_CAMERA_OV2640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edia/i2c/soc_camera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media/i2c/soc_camera/ov2640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OUND_CMPCI_JOYSTICK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16</text:p>
          </table:table-cell>
          <table:table-cell table:style-name="ce2" office:value-type="string" calcext:value-type="string">
            <text:p>sound/oss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OUND_CMPC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OUND_CMPCI criteria, see sound/oss/cmpc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OUND_GUS16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16</text:p>
          </table:table-cell>
          <table:table-cell table:style-name="ce2" office:value-type="string" calcext:value-type="string">
            <text:p>sound/oss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SOUND_GUS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SOUND_GUS criteria, see sound/oss/ad1848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pi/Kconfig</text:p>
          </table:table-cell>
          <table:table-cell table:style-name="ce2" office:value-type="string" calcext:value-type="string">
            <text:p>I_S5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eature has no code on its own (thus, it is abstract). See drivers/spi/Makefile.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PI_COLDFIRE_QSP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pi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spi/spi-coldfire-qsp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PI_PXA2XX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pi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spi/spi-pxa2xx.c</text:p>
          </table:table-cell>
          <table:table-cell table:style-name="ce4" table:number-columns-repeated="1012"/>
        </table:table-row>
        <table:table-row table:style-name="ro6">
          <table:table-cell table:style-name="ce2" office:value-type="string" calcext:value-type="string">
            <text:p>SSB_EMBEDDED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ssb/Kconfig</text:p>
          </table:table-cell>
          <table:table-cell table:style-name="ce2" office:value-type="string" calcext:value-type="string">
            <text:p>MD_C2</text:p>
          </table:table-cell>
          <table:table-cell table:style-name="ce2" office:value-type="string" calcext:value-type="string">
            <text:p>SSB_DRIVER_MIPS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I_OTHER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The parent of SSB_DRIVER_MIPS allocates a bus; thus, both SSB_DRIVER_MIPS and SSB_EMBEDDED are taken as infra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UPERH_ON_CHIP_R8A66597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1</text:p>
          </table:table-cell>
          <table:table-cell table:style-name="ce2" office:value-type="string" calcext:value-type="string">
            <text:p>drivers/usb/hos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USB_R8A66597_HCD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USB_R8A66597_HCD criteria, see drivers/usb/host/r8a66597-hcd.c</text:p>
          </table:table-cell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THERMAL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hermal/Kconfig</text:p>
          </table:table-cell>
          <table:table-cell table:style-name="ce2" office:value-type="string" calcext:value-type="string">
            <text:p>I_S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2" office:value-type="string" calcext:value-type="string">
            <text:p>NA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thermal/thermal_sys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HERMAL_EMULATION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thermal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THERMAL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2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THERMAL criteria, see drivers/thermal/thermal_sys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HINKPAD_ACPI_ALSA_SUPPORT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latform/x86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platform/x86/thinkpad_acpi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HINKPAD_ACPI_UNSAFE_LED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platform/x86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THINKPAD_ACPI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<text:s/>THINKPAD_ACPI_UNSAFE_LEDS criteria, see drivers/platform/x86/thinkpad_acpi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MIO_MMC_DM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8</text:p>
          </table:table-cell>
          <table:table-cell table:style-name="ce2" office:value-type="string" calcext:value-type="string">
            <text:p>drivers/mfd/Kconfig</text:p>
          </table:table-cell>
          <table:table-cell table:style-name="ce2" office:value-type="string" calcext:value-type="string">
            <text:p>NM_C2</text:p>
          </table:table-cell>
          <table:table-cell table:style-name="ce2" office:value-type="string" calcext:value-type="string">
            <text:p>MMC_TMIO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string" calcext:value-type="string">
            <text:p>For TMIO_MMC_DMA criteria, see drivers/mmc/host/tmio_mmc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OUCHSCREEN_AD7879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touchscreen/Kconfig</text:p>
          </table:table-cell>
          <table:table-cell table:style-name="ce2" office:value-type="string" calcext:value-type="string">
            <text:p>S_S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/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OUCHSCREEN_AD7879_SP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touchscreen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input/touchscreen/ad7879-spi.c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TOUCHSCREEN_USB_JASTEC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touchscreen/Kconfig</text:p>
          </table:table-cell>
          <table:table-cell table:style-name="ce9" office:value-type="string" calcext:value-type="string">
            <text:p>NM_C2</text:p>
          </table:table-cell>
          <table:table-cell table:style-name="ce2" office:value-type="string" calcext:value-type="string">
            <text:p>TOUCHSCREEN_USB_COMPOSIT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<text:s/>TOUCHSCREEN_USB_COMPOSITE criteria, see file drivers/input/touchscreen/usbtouchscreen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OUCHSCREEN_WM97XX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input/touchscreen/Kconfig</text:p>
          </table:table-cell>
          <table:table-cell table:style-name="ce2" office:value-type="string" calcext:value-type="string">
            <text:p>S_S1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input/touchscreen/wm97xx-cor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ULIP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6</text:p>
          </table:table-cell>
          <table:table-cell table:style-name="ce2" office:value-type="string" calcext:value-type="string">
            <text:p>drivers/net/tulip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net/tulip/tulip_core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ULIP_DM910X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ethernet/dec/tulip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TULIP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TULIP, see drivers/net/ethernet/dec/tulip/tulip_core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WL4030_CORE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fd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mfd/twl-core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UART0_RTS_PIN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2.6.37</text:p>
          </table:table-cell>
          <table:table-cell table:style-name="ce2" office:value-type="string" calcext:value-type="string">
            <text:p>drivers/serial/Kconfig</text:p>
          </table:table-cell>
          <table:table-cell table:style-name="ce2" office:value-type="string" calcext:value-type="string">
            <text:p>VL_C2</text:p>
          </table:table-cell>
          <table:table-cell table:style-name="ce2" office:value-type="string" calcext:value-type="string">
            <text:p>SERIAL_BFIN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PAR</text:p>
          </table:table-cell>
          <table:table-cell table:style-name="ce2" office:value-type="string" calcext:value-type="string">
            <text:p>int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SERIAL_BFIN criteria, see file </text:p>
            <text:p>drivers/serial/bfin_5xx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Kconfig</text:p>
          </table:table-cell>
          <table:table-cell table:style-name="ce2" office:value-type="string" calcext:value-type="string">
            <text:p>I_S1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ee drivers/usb/core/driver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USB_ALI_M5632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net/usb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USB_NET_CDC_SUBSET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USB_NET_CDC_SUBSET criteria, see drivers/net/usb/cdc_subset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USB_AT91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gadge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usb/gadget/at91_udc.c</text:p>
          </table:table-cell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USB_BANDWIDTH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0</text:p>
          </table:table-cell>
          <table:table-cell table:style-name="ce2" office:value-type="string" calcext:value-type="string">
            <text:p>drivers/usb/core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USB criteria, see drivers/usb/core/driver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USB_CDCETHER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13</text:p>
          </table:table-cell>
          <table:table-cell table:style-name="ce2" office:value-type="string" calcext:value-type="string">
            <text:p>drivers/usb/ne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USB_USBNET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USB_USBNET criteria, see drivers/usb/net/usbnet.c</text:p>
          </table:table-cell>
          <table:table-cell table:style-name="ce2" table:number-columns-repeated="1012"/>
        </table:table-row>
        <table:table-row table:style-name="ro12">
          <table:table-cell table:style-name="ce2" office:value-type="string" calcext:value-type="string">
            <text:p>USB_EHCI_TT_NEWSCHED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host/Kconfig</text:p>
          </table:table-cell>
          <table:table-cell table:style-name="ce2" office:value-type="string" calcext:value-type="string">
            <text:p>NM_C2</text:p>
          </table:table-cell>
          <table:table-cell table:style-name="ce9" office:value-type="string" calcext:value-type="string">
            <text:p>USB_EHCI_HCD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USB_EHCI_TT_NEWSCHED is referenced only in drivers/usb/host/ehci-sched.c, but the Makefile in that directory does not have any rule to compile it. It happens, however, that drivers/usb/host/ehci-hcd.c and drivers/usb/host/ehci-q.c do, with the former being included. <text:s/>in the latter (also lacks a build rule). Thus, the container feature is the one guarding the compilation of ehci-hcd.c, which happens to be USB_EHCI_HCD. For USB_EHCI_HCD criteria, see drivers/input/touchscreen/usbtouchscreen.c</text:p>
          </table:table-cell>
          <table:table-cell table:style-name="ce2" table:number-columns-repeated="1012"/>
        </table:table-row>
        <table:table-row table:style-name="ro4">
          <table:table-cell table:style-name="ce4" office:value-type="string" calcext:value-type="string">
            <text:p>USB_GADGET_ATMEL_USBA</text:p>
          </table:table-cell>
          <table:table-cell table:style-name="ce4" office:value-type="string" calcext:value-type="string">
            <text:p>arch + (arch &amp; driver)</text:p>
          </table:table-cell>
          <table:table-cell table:style-name="ce4" office:value-type="string" calcext:value-type="string">
            <text:p>v3.0</text:p>
          </table:table-cell>
          <table:table-cell table:style-name="ce4" office:value-type="string" calcext:value-type="string">
            <text:p>drivers/usb/gadget/Kconfig</text:p>
          </table:table-cell>
          <table:table-cell table:style-name="ce4" office:value-type="string" calcext:value-type="string">
            <text:p>NM_OTHER</text:p>
          </table:table-cell>
          <table:table-cell table:style-name="ce4" office:value-type="string" calcext:value-type="string">
            <text:p>ARCH_AT91CAP9 || ARCH_AT91SAM9RL || ARCH_AT91SAM9G45</text:p>
          </table:table-cell>
          <table:table-cell table:style-name="ce4" office:value-type="string" calcext:value-type="string">
            <text:p>SDEV_SUP</text:p>
          </table:table-cell>
          <table:table-cell table:style-name="ce4" office:value-type="string" calcext:value-type="string">
            <text:p>S_S2</text:p>
          </table:table-cell>
          <table:table-cell table:style-name="ce4" office:value-type="string" calcext:value-type="string">
            <text:p>SDEV_CAP</text:p>
          </table:table-cell>
          <table:table-cell table:style-name="ce4" office:value-type="string" calcext:value-type="string">
            <text:p>boo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ee containment criteria, see files arch/arm/mach-at91/at91cap9_devices.c, </text:p>
            <text:p>arch/arm/mach-at91/at91sam9g45_devices.c, and</text:p>
            <text:p>arch/arm/mach-at91/at91sam9rl_devices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USB_GSPC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4</text:p>
          </table:table-cell>
          <table:table-cell table:style-name="ce2" office:value-type="string" calcext:value-type="string">
            <text:p>drivers/media/video/gspca/Kconfig</text:p>
          </table:table-cell>
          <table:table-cell table:style-name="ce2" office:value-type="string" calcext:value-type="string">
            <text:p>S_S1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B_MUSB_HOST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0</text:p>
          </table:table-cell>
          <table:table-cell table:style-name="ce2" office:value-type="string" calcext:value-type="string">
            <text:p>drivers/usb/musb/Kconfig</text:p>
          </table:table-cell>
          <table:table-cell table:style-name="ce2" office:value-type="string" calcext:value-type="string">
            <text:p>NM_C4</text:p>
          </table:table-cell>
          <table:table-cell table:style-name="ce2" office:value-type="string" calcext:value-type="string">
            <text:p>USB_MUSB_HDRC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USB_OCTEON_OHC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host/Kconfig</text:p>
          </table:table-cell>
          <table:table-cell table:style-name="ce2" office:value-type="string" calcext:value-type="string">
            <text:p>S_S6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files drivers/usb/host/ohci-hcd.c and</text:p>
            <text:p>drivers/usb/host/ohci-octeon.c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 calcext:value-type="string">
            <text:p>USB_OTG_BLACKLIST_HUB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core/Kconfig</text:p>
          </table:table-cell>
          <table:table-cell table:style-name="ce2" office:value-type="string" calcext:value-type="string">
            <text:p>NM_OTHER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I_S1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here are two references towards USB_OTG_BLACKLIST_HUB, one in</text:p>
            <text:p>drivers/usb/musb/musb_core.c and another in </text:p>
            <text:p>drivers/usb/core/hub.c. Since the latter refers to infrastruscture, so should USB_OTG_BLACKLIST_HUB.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USB_STORAGE_KARMA</text:p>
          </table:table-cell>
          <table:table-cell table:style-name="ce2" office:value-type="string" calcext:value-type="string">
            <text:p>core + (core &amp; driver)</text:p>
          </table:table-cell>
          <table:table-cell table:style-name="ce2" office:value-type="string" calcext:value-type="string">
            <text:p>v2.6.29</text:p>
          </table:table-cell>
          <table:table-cell table:style-name="ce2" office:value-type="string" calcext:value-type="string">
            <text:p>drivers/usb/storage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usb/storage/karma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USB_TUSB_OMAP_DM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musb/Kconfig</text:p>
          </table:table-cell>
          <table:table-cell table:style-name="ce2" office:value-type="string" calcext:value-type="string">
            <text:p>MD_C4</text:p>
          </table:table-cell>
          <table:table-cell table:style-name="ce2" office:value-type="string" calcext:value-type="string">
            <text:p>USB_MUSB_TUSB6010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6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or USB_MUSB_TUSB6010 criteria, see drivers/usb/musb/tusb6010.c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USB_UHCI_BIG_ENDIAN_MMIO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usb/host/Kconfig: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USB_UHCI_HCD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USB_UHCI_HCD criteria, see drivers/usb/host/uhci-pci.c (included from drivers/usb/host/uhci-hcd.c)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VIA_RHINE_NAPI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26</text:p>
          </table:table-cell>
          <table:table-cell table:style-name="ce2" office:value-type="string" calcext:value-type="string">
            <text:p>drivers/net/Kconfig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VIA_RHINE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2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For VIA_RHINE criteria, see drivers/net/via-rhine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VIDEO_AU0828_V4L2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edia/usb/au0828/Kconfig</text:p>
          </table:table-cell>
          <table:table-cell table:style-name="ce2" office:value-type="string" calcext:value-type="string">
            <text:p>MD_C1</text:p>
          </table:table-cell>
          <table:table-cell table:style-name="ce2" office:value-type="string" calcext:value-type="string">
            <text:p>VIDEO_AU0828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or VIDEO_AU0828, see drivers/media/usb/au0828/au0828-cards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VIDEO_CX88_ALSA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18</text:p>
          </table:table-cell>
          <table:table-cell table:style-name="ce2" office:value-type="string" calcext:value-type="string">
            <text:p>drivers/media/video/cx88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media/video/cx88/cx88-alsa.c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VIDEO_CX88_BLACKBIRD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2.6.32</text:p>
          </table:table-cell>
          <table:table-cell table:style-name="ce2" office:value-type="string" calcext:value-type="string">
            <text:p>drivers/media/video/cx88/Kconfig</text:p>
          </table:table-cell>
          <table:table-cell table:style-name="ce2" office:value-type="string" calcext:value-type="string">
            <text:p>S_OTHER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media/video/cx88/cx88-blackbird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VIDEO_FIXED_MINOR_RANGES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edia/v4l2-core/Kconfig</text:p>
          </table:table-cell>
          <table:table-cell table:style-name="ce9" office:value-type="string" calcext:value-type="string">
            <text:p>NM_C2</text:p>
          </table:table-cell>
          <table:table-cell table:style-name="ce2" office:value-type="string" calcext:value-type="string">
            <text:p>VIDEO_V4L2</text:p>
          </table:table-cell>
          <table:table-cell table:style-name="ce2" office:value-type="string" calcext:value-type="string">
            <text:p>INFR_SUP</text:p>
          </table:table-cell>
          <table:table-cell table:style-name="ce2" office:value-type="string" calcext:value-type="string">
            <text:p>I_S4</text:p>
          </table:table-cell>
          <table:table-cell table:style-name="ce2" office:value-type="string" calcext:value-type="string">
            <text:p>INFR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Device definition is provided in include/media/v4l2_device.h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 calcext:value-type="string">
            <text:p>VIDEO_PXA27x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media/platform/soc_camera/Kconfig</text:p>
          </table:table-cell>
          <table:table-cell table:style-name="ce2" office:value-type="string" calcext:value-type="string">
            <text:p>S_S6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9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ee drivers/media/platform/soc_camera/pxa_camera.c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X86_ACPI_CPUFREQ_CPB</text:p>
          </table:table-cell>
          <table:table-cell table:style-name="ce2" office:value-type="string" calcext:value-type="string">
            <text:p>only driver</text:p>
          </table:table-cell>
          <table:table-cell table:style-name="ce2" office:value-type="string" calcext:value-type="string">
            <text:p>v3.9</text:p>
          </table:table-cell>
          <table:table-cell table:style-name="ce2" office:value-type="string" calcext:value-type="string">
            <text:p>drivers/cpufreq/Kconfig.x86</text:p>
          </table:table-cell>
          <table:table-cell table:style-name="ce2" office:value-type="string" calcext:value-type="string">
            <text:p>NM_C1</text:p>
          </table:table-cell>
          <table:table-cell table:style-name="ce2" office:value-type="string" calcext:value-type="string">
            <text:p>X86_ACPI_CPUFREQ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S_S4</text:p>
          </table:table-cell>
          <table:table-cell table:style-name="ce2" office:value-type="string" calcext:value-type="string">
            <text:p>SDEV_CAP</text:p>
          </table:table-cell>
          <table:table-cell table:style-name="ce2" office:value-type="string" calcext:value-type="string">
            <text:p>boo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ile drivers/cpufreq/acpi-cpufreq calls the MODULE_DEVICE_TABLE.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XEN_PLATFORM_PCI</text:p>
          </table:table-cell>
          <table:table-cell table:style-name="ce2" office:value-type="string" calcext:value-type="string">
            <text:p>arch + (arch &amp; driver)</text:p>
          </table:table-cell>
          <table:table-cell table:style-name="ce2" office:value-type="string" calcext:value-type="string">
            <text:p>v3.1</text:p>
          </table:table-cell>
          <table:table-cell table:style-name="ce2" office:value-type="string" calcext:value-type="string">
            <text:p>drivers/xen/Kconfig</text:p>
          </table:table-cell>
          <table:table-cell table:style-name="ce2" office:value-type="string" calcext:value-type="string">
            <text:p>S_S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SDEV_SUP</text:p>
          </table:table-cell>
          <table:table-cell table:style-name="ce2" office:value-type="string" calcext:value-type="string">
            <text:p>trist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See drivers/xen/platform-pci.c</text:p>
          </table:table-cell>
          <table:table-cell table:style-name="ce2" table:number-columns-repeated="1012"/>
        </table:table-row>
        <table:table-row table:style-name="ro1">
          <table:table-cell table:number-columns-repeated="11"/>
          <table:table-cell table:style-name="ce22" office:value-type="string" calcext:value-type="string">
            <text:p>See drivers/usb/core/driver.c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0"/>
          <table:table-cell table:style-name="Default"/>
          <table:table-cell table:number-columns-repeated="1012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t_kind" table:style-name="ta1" table:print="false">
        <table:table-column table:style-name="co17" table:default-cell-style-name="ce31"/>
        <table:table-column table:style-name="co16" table:default-cell-style-name="ce36"/>
        <table:table-column table:style-name="co16" table:default-cell-style-name="ce41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9" office:value-type="string" calcext:value-type="string">
            <text:p>subsys</text:p>
          </table:table-cell>
          <table:table-cell table:style-name="ce34" office:value-type="string" calcext:value-type="string">
            <text:p>ft_kind</text:p>
          </table:table-cell>
          <table:table-cell table:style-name="ce39"/>
        </table:table-row>
        <table:table-row table:style-name="ro1">
          <table:table-cell table:style-name="ce30" office:value-type="string" calcext:value-type="string">
            <text:p>arch + (arch &amp; driver)</text:p>
          </table:table-cell>
          <table:table-cell table:style-name="ce35" office:value-type="string" calcext:value-type="string">
            <text:p>SDEV_SUP</text:p>
          </table:table-cell>
          <table:table-cell table:style-name="ce40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SDEV_P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DEV_CA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INFR_S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7" office:value-type="string" calcext:value-type="string">
            <text:p>?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core + (core &amp; driver)</text:p>
          </table:table-cell>
          <table:table-cell table:style-name="ce35" office:value-type="string" calcext:value-type="string">
            <text:p>SDEV_SUP</text:p>
          </table:table-cell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DEV_C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FR_S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FR_C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string" calcext:value-type="string">
            <text:p>?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only driver</text:p>
          </table:table-cell>
          <table:table-cell table:style-name="ce35" office:value-type="string" calcext:value-type="string">
            <text:p>SDEV_SUP</text:p>
          </table:table-cell>
          <table:table-cell table:style-name="ce4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DEV_P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DEV_CAP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INFR_CA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7" office:value-type="string" calcext:value-type="string">
            <text:p>?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others</text:p>
          </table:table-cell>
          <table:table-cell table:style-name="ce35" office:value-type="string" calcext:value-type="string">
            <text:p>SDEV_SUP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NFR_S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FR_C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7" office:value-type="string" calcext:value-type="string">
            <text:p>?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3" office:value-type="string" calcext:value-type="string">
            <text:p>Total Result</text:p>
          </table:table-cell>
          <table:table-cell table:style-name="ce38"/>
          <table:table-cell table:style-name="ce43" office:value-type="float" office:value="170" calcext:value-type="float">
            <text:p>170</text:p>
          </table:table-cell>
        </table:table-row>
      </table:table>
      <table:named-expressions/>
      <table:database-ranges>
        <table:database-range table:name="__Anonymous_Sheet_DB__0" table:target-range-address="data.A1:data.L1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t_kind.A3:ft_kind.B12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Pivot1" table:application-data="" table:target-range-address="ft_kind.A3:ft_kind.C25" table:buttons="ft_kind.A3 ft_kind.A5 ft_kind.B5">
          <table:source-cell-range table:cell-range-address="data.A1:data.M171"/>
          <table:data-pilot-field table:source-field-name="subsys" table:orientation="row" table:used-hierarchy="0" table:function="auto">
            <table:data-pilot-level table:show-empty="false">
              <table:data-pilot-members>
                <table:data-pilot-member table:name="arch + (arch &amp; driver)" table:display="true" table:show-details="true"/>
                <table:data-pilot-member table:name="core + (core &amp; driver)" table:display="true" table:show-details="true"/>
                <table:data-pilot-member table:name="only driver" table:display="true" table:show-details="true"/>
                <table:data-pilot-member table:name="oth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t_kind" table:orientation="row" table:used-hierarchy="0" table:function="auto">
            <table:data-pilot-level table:show-empty="false">
              <table:data-pilot-members>
                <table:data-pilot-member table:name="SDEV_SUP" table:display="true" table:show-details="true"/>
                <table:data-pilot-member table:name="SDEV_CAP" table:display="true" table:show-details="true"/>
                <table:data-pilot-member table:name="?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t_kind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-00-00</text:date>, <text:time style:data-style-name="N2" text:time-value="02:28:52.430382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7:45:06</meta:creation-date>
    <dc:date>2014-10-13T13:36:59.457373321</dc:date>
    <meta:editing-duration>P11DT13H12M32S</meta:editing-duration>
    <meta:editing-cycles>488</meta:editing-cycles>
    <meta:generator>LibreOffice/4.2.4.2$Linux_X86_64 LibreOffice_project/420m0$Build-2</meta:generator>
    <meta:print-date>2014-08-12T10:35:22</meta:print-date>
    <meta:document-statistic meta:table-count="2" meta:cell-count="2087" meta:object-count="0"/>
  </office:meta>
</office:document-meta>
</file>